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f7d" officeooo:paragraph-rsid="00093f7d"/>
    </style:style>
    <style:style style:name="P2" style:family="paragraph" style:parent-style-name="Standard">
      <style:text-properties officeooo:rsid="0009a389" officeooo:paragraph-rsid="0009a389"/>
    </style:style>
    <style:style style:name="P3" style:family="paragraph" style:parent-style-name="Standard">
      <style:text-properties officeooo:rsid="0009dca3" officeooo:paragraph-rsid="0009dca3"/>
    </style:style>
    <style:style style:name="P4" style:family="paragraph" style:parent-style-name="Standard">
      <style:text-properties officeooo:rsid="000af6e1" officeooo:paragraph-rsid="000af6e1"/>
    </style:style>
    <style:style style:name="P5" style:family="paragraph" style:parent-style-name="Standard">
      <style:text-properties officeooo:rsid="000bda84" officeooo:paragraph-rsid="000bda84"/>
    </style:style>
    <style:style style:name="P6" style:family="paragraph" style:parent-style-name="Standard">
      <style:text-properties officeooo:rsid="000da181" officeooo:paragraph-rsid="000da181"/>
    </style:style>
    <style:style style:name="P7" style:family="paragraph" style:parent-style-name="Standard">
      <style:text-properties officeooo:rsid="000e3c6f" officeooo:paragraph-rsid="000e3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afta</text:p>
      <text:p text:style-name="P1">Ders Tanıtımı</text:p>
      <text:p text:style-name="P1">Nesne tabanlı programlama dili incelemesi C#, Python, Java...</text:p>
      <text:p text:style-name="P1">Yeni proje oluşturma, visual studio proje tipleri</text:p>
      <text:p text:style-name="P2">Visual Studio Code, Visual Sutido Community Sürümleri</text:p>
      <text:p text:style-name="P2"/>
      <text:p text:style-name="P3">2. Hafta</text:p>
      <text:p text:style-name="P3">Sınıf Tanımlama</text:p>
      <text:p text:style-name="P3">Değişkenlerin yaşam alanı</text:p>
      <text:p text:style-name="P3">Yapıcı metotlar</text:p>
      <text:p text:style-name="P3">Erişim Belirteçleri</text:p>
      <text:p text:style-name="P3">Entity Tanımlama</text:p>
      <text:p text:style-name="P3">Entity Framework Core Kurulum</text:p>
      <text:p text:style-name="P3">Context oluşturma</text:p>
      <text:p text:style-name="P3">Entitylerde Navigation Propertyler</text:p>
      <text:p text:style-name="P4">C# Nullable Değişken: Null değer alabilen değişken demektir. Null değer alabilecek değişkenler tanımlamak için değişken tipinin yanına soru işareti (?) karakteri koyulur.</text:p>
      <text:p text:style-name="P5">Python dilinde ise değişkenler zaten doğal olarak null değer alabilir. Özel bir bildirim yapmaya gerek yoktur.</text:p>
      <text:p text:style-name="P5">Entity: Veri tabanındaki tabloların programlama ortamındaki karşılıklarını belirten sınıflardır. Her entity sınfının veri tabanında karşılık geldiği bir tablo bulunur. Veri tabanı sorguları bu sınıflar üzerinden yapılır.</text:p>
      <text:p text:style-name="P5"/>
      <text:p text:style-name="P6">Veri tabanı işlemleri yapmak için ORM (Object Relationel Mapping) araçları kullanılarak saf programlama dili kodu kullanarak veri tabanını sorgulayabiliriz.</text:p>
      <text:p text:style-name="P6"/>
      <text:p text:style-name="P7">Entity sınıfları ayrı bir class library projesi olarak oluşturulduğunda başka projelerde kullanılaması için o projenin bağımlılıklarına eklenmelidi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09:10:46.561007600</meta:creation-date>
    <dc:date>2026-03-04T10:37:03.570062100</dc:date>
    <meta:editing-duration>PT1H55M21S</meta:editing-duration>
    <meta:editing-cycles>5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9" meta:word-count="148" meta:character-count="1167" meta:non-whitespace-character-count="1038"/>
  </office:meta>
</office:document-meta>
</file>